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b612" officeooo:paragraph-rsid="0009b6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other document for an example. We can read this! Or so I hope. </text:p>
      <text:p text:style-name="P1"/>
      <text:p text:style-name="P1">We’ll discover soon enough.</text:p>
      <text:p text:style-name="P1"/>
      <text:p text:style-name="P1">I hope, anyw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4T12:28:45.459729055</meta:creation-date>
    <dc:date>2020-06-04T12:29:19.054947441</dc:date>
    <meta:editing-duration>PT34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20" meta:character-count="107" meta:non-whitespace-character-count="89"/>
  </office:meta>
</office:document-meta>
</file>